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d5f" officeooo:paragraph-rsid="00169d5f"/>
    </style:style>
    <style:style style:name="T1" style:family="text">
      <style:text-properties officeooo:rsid="00169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ID Kart Okuma ve Dosyaya Yazma</text:p>
      <text:p text:style-name="P1"/>
      <text:p text:style-name="P1">#kütüphaneler</text:p>
      <text:p text:style-name="Standard">from pirc522 import RFID</text:p>
      <text:p text:style-name="Standard">import signal</text:p>
      <text:p text:style-name="Standard">import time</text:p>
      <text:p text:style-name="Standard"/>
      <text:p text:style-name="P1"/>
      <text:p text:style-name="P1">#kullanıcıdan elle giriş istediğimiz yer. Kullanıcı arayüzü yapılarak veritabanına bağlanabilir.</text:p>
      <text:p text:style-name="Standard">x=str(input("Ad:"))</text:p>
      <text:p text:style-name="Standard">y=str(input("Soyad:"))</text:p>
      <text:p text:style-name="Standard">z=str(input("T.C. :"))</text:p>
      <text:p text:style-name="Standard"/>
      <text:p text:style-name="Standard">print("Kartinizi Okutunuz!")</text:p>
      <text:p text:style-name="Standard"><text:s text:c="4"/></text:p>
      <text:p text:style-name="Standard">time.sleep(5)</text:p>
      <text:p text:style-name="Standard"/>
      <text:p text:style-name="Standard"><text:span text:style-name="T1">#kart okuma ve hata kontrol işlemleri</text:span> <text:s text:c="3"/></text:p>
      <text:p text:style-name="Standard">rdr = RFID()</text:p>
      <text:p text:style-name="Standard">util = rdr.util()</text:p>
      <text:p text:style-name="Standard">util.debug = True</text:p>
      <text:p text:style-name="Standard"># print("Kart bekleniyor...")</text:p>
      <text:p text:style-name="Standard">rdr.wait_for_tag()</text:p>
      <text:p text:style-name="Standard">(error, data) = rdr.request()</text:p>
      <text:p text:style-name="Standard"><text:s text:c="4"/></text:p>
      <text:p text:style-name="Standard"><text:s text:c="4"/></text:p>
      <text:p text:style-name="Standard"><text:s text:c="4"/></text:p>
      <text:p text:style-name="Standard">(error, uid) = rdr.anticoll()</text:p>
      <text:p text:style-name="Standard">#if not error:</text:p>
      <text:p text:style-name="Standard">kart_uid = str(uid[0])+" "+str(uid[1])+" "+str(uid[2])+" "+str(uid[3])+" "+str(uid[4])</text:p>
      <text:p text:style-name="Standard">print(kart_uid)</text:p>
      <text:p text:style-name="Standard"/>
      <text:p text:style-name="Standard"><text:span text:style-name="T1">#okumuş olduğumuz kart değerlerini istediğimiz klasöre kaydettiğimiz kısım</text:span> <text:s text:c="3"/></text:p>
      <text:p text:style-name="Standard">dosya = open('/home/pi/Desktop/rfid_text.txt', "w")</text:p>
      <text:p text:style-name="Standard"># dosya.write(x)</text:p>
      <text:p text:style-name="Standard"># dosya.write(y)</text:p>
      <text:p text:style-name="Standard"># dosya.write(z)</text:p>
      <text:p text:style-name="Standard">dosya.write(kart_uid)</text:p>
      <text:p text:style-name="Standard">dosya.close()</text:p>
      <text:p text:style-name="Standard"/>
      <text:p text:style-name="Standard">print("başarılı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6:27:38.555221383</meta:creation-date>
    <dc:date>2020-03-11T16:30:59.976507193</dc:date>
    <meta:editing-duration>PT3M26S</meta:editing-duration>
    <meta:editing-cycles>1</meta:editing-cycles>
    <meta:document-statistic meta:table-count="0" meta:image-count="0" meta:object-count="0" meta:page-count="1" meta:paragraph-count="34" meta:word-count="91" meta:character-count="844" meta:non-whitespace-character-count="759"/>
    <meta:generator>LibreOffice/6.1.5.2$Linux_ARM_EABI LibreOffice_project/10$Build-2</meta:generator>
  </office:meta>
</office:document-meta>
</file>